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00000000A0000000A8A09D3F0F8F7F0E2.gif" manifest:media-type="image/gif"/>
  <manifest:file-entry manifest:full-path="Pictures/10000201000001A4000001A48330C44903AA7970.png" manifest:media-type="image/png"/>
  <manifest:file-entry manifest:full-path="Pictures/10000201000009C4000009C41F186068C7C37A7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Arial" svg:font-family="Arial"/>
    <style:font-face style:name="Lohit Devanagari" svg:font-family="'Lohit Devanagari'"/>
    <style:font-face style:name="Liberation Mono" svg:font-family="'Liberation Mono', 'Courier New'" style:font-family-generic="modern" style:font-pitch="fixed"/>
    <style:font-face style:name="Lohit Devanagari1" svg:font-family="'Lohit Devanagari'" style:font-pitch="variable"/>
    <style:font-face style:name="Caladea" svg:font-family="Caladea"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Caladea1" svg:font-family="Caladea" style:font-family-generic="system" style:font-pitch="variable"/>
    <style:font-face style:name="Lohit Devanagari2"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13cm" fo:padding-bottom="0.13cm" fo:padding-left="0.25cm" fo:padding-right="0.25cm" fo:wrap-option="wrap"/>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13cm" fo:padding-bottom="0.13cm" fo:padding-left="0.25cm" fo:padding-right="0.25cm" fo:wrap-option="wrap"/>
    </style:style>
    <style:style style:name="gr3" style:family="graphic">
      <style:graphic-properties style:protect="size"/>
    </style:style>
    <style:style style:name="gr4" style:family="graphic" style:parent-style-name="standard">
      <style:graphic-properties draw:stroke="none" svg:stroke-width="0cm" draw:fill="solid" draw:fill-color="#95b3d7" draw:textarea-vertical-align="middle" draw:auto-grow-height="false" draw:fit-to-size="false" style:shrink-to-fit="false" fo:min-height="2.027cm" fo:min-width="20.413cm" fo:padding-top="0.13cm" fo:padding-bottom="0.13cm" fo:padding-left="0.55cm" fo:padding-right="0.25cm" fo:wrap-option="wrap"/>
    </style:style>
    <style:style style:name="pr1" style:family="presentation" style:parent-style-name="TITLE_5f_AND_5f_BODY-outline1" style:list-style-name="L2">
      <style:graphic-properties draw:stroke="none" svg:stroke-width="0cm" draw:fill="none" draw:textarea-vertical-align="top" draw:auto-grow-height="false" draw:fit-to-size="false" style:shrink-to-fit="false" fo:min-height="10.798cm" fo:padding-top="0.13cm" fo:padding-bottom="0.13cm" fo:padding-left="0.25cm" fo:padding-right="0.25cm" fo:wrap-option="wrap"/>
    </style:style>
    <style:style style:name="pr2"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OBJECT-outline1">
      <style:graphic-properties draw:stroke="none" svg:stroke-width="0cm" draw:fill="none" draw:textarea-vertical-align="top" draw:auto-grow-height="false" draw:fit-to-size="false" style:shrink-to-fit="false" fo:min-height="10.798cm" fo:padding-top="0.13cm" fo:padding-bottom="0.13cm" fo:padding-left="0.25cm" fo:padding-right="0.25cm" fo:wrap-option="wrap"/>
    </style:style>
    <style:style style:name="pr4" style:family="presentation" style:parent-style-name="OBJECT-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4pt"/>
    </style:style>
    <style:style style:name="P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4" style:family="paragraph">
      <style:paragraph-properties fo:margin-left="0cm" fo:margin-right="0cm" fo:margin-top="0cm" fo:margin-bottom="0cm" fo:line-height="100%" fo:text-align="start" fo:text-indent="0cm" style:writing-mode="lr-tb"/>
    </style:style>
    <style:style style:name="P5"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8pt"/>
    </style:style>
    <style:style style:name="P6" style:family="paragraph">
      <loext:graphic-properties draw:fill="none" draw:fill-color="#ffffff"/>
      <style:paragraph-properties fo:text-align="start" style:font-independent-line-spacing="true"/>
      <style:text-properties fo:font-size="11pt"/>
    </style:style>
    <style:style style:name="P7" style:family="paragraph">
      <style:paragraph-properties fo:margin-left="0cm" fo:margin-right="0cm" fo:margin-top="0.152cm" fo:margin-bottom="0cm" style:line-height-at-least="0.508cm" fo:text-align="start" fo:text-indent="0cm" style:writing-mode="lr-tb"/>
      <style:text-properties fo:font-size="15pt" style:font-size-asian="15pt" style:font-size-complex="15pt"/>
    </style:style>
    <style:style style:name="P8" style:family="paragraph">
      <loext:graphic-properties draw:fill="none"/>
      <style:paragraph-properties fo:margin-top="0.152cm" fo:margin-bottom="0cm" fo:text-align="start" style:writing-mode="lr-tb" style:font-independent-line-spacing="true"/>
      <style:text-properties fo:font-size="15pt" style:font-size-asian="15pt" style:font-size-complex="15pt"/>
    </style:style>
    <style:style style:name="P9" style:family="paragraph">
      <style:paragraph-properties fo:text-align="start" style:writing-mode="lr-tb"/>
    </style:style>
    <style:style style:name="P10" style:family="paragraph">
      <loext:graphic-properties draw:fill="solid" draw:fill-color="#95b3d7"/>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11" style:family="paragraph">
      <style:paragraph-properties fo:text-align="start"/>
    </style:style>
    <style:style style:name="P12" style:family="paragraph">
      <style:paragraph-properties fo:margin-left="0cm" fo:margin-right="0cm" fo:margin-top="0.152cm" fo:margin-bottom="0cm" style:line-height-at-least="0.508cm" fo:text-align="start" fo:text-indent="0cm" style:writing-mode="lr-tb"/>
    </style:style>
    <style:style style:name="P13" style:family="paragraph">
      <loext:graphic-properties draw:fill="none"/>
      <style:paragraph-properties fo:margin-top="0.152cm" fo:margin-bottom="0cm" fo:text-align="start" style:writing-mode="lr-tb" style:font-independent-line-spacing="true"/>
      <style:text-properties fo:font-size="18pt"/>
    </style:style>
    <style:style style:name="T1" style:family="text">
      <style:text-properties fo:font-variant="normal" fo:text-transform="none" fo:color="#000000" style:text-line-through-style="none" style:text-line-through-type="none" style:text-position="0% 100%" style:font-name="Arial" fo:font-size="32pt" fo:letter-spacing="normal" fo:font-style="normal" style:text-underline-style="none" fo:font-weight="normal" style:font-name-asian="Arial" style:font-size-asian="32pt" style:font-style-asian="normal" style:font-weight-asian="normal" style:font-name-complex="Arial" style:font-size-complex="32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3" style:family="text">
      <style:text-properties fo:font-variant="normal" fo:text-transform="none" fo:color="#333333" style:text-outline="false" style:text-line-through-style="none" style:text-line-through-type="none" style:text-position="0% 100%" style:font-name="Arial" fo:font-size="20pt" fo:letter-spacing="normal" fo:font-style="normal" fo:text-shadow="none" style:text-underline-style="none" fo:font-weight="normal" style:letter-kerning="true" fo:background-color="transparent" style:font-name-asian="Arial"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4" style:family="text">
      <style:text-properties fo:font-variant="normal" fo:text-transform="none" fo:color="#000000" style:text-outline="false" style:text-line-through-style="none" style:text-line-through-type="none" style:text-position="0% 100%" style:font-name="Arial" fo:font-size="15pt" fo:letter-spacing="normal" fo:font-style="normal" fo:text-shadow="none" style:text-underline-style="none" fo:font-weight="normal" style:letter-kerning="true" fo:background-color="transparent" style:font-name-asian="Arial" style:font-size-asian="15pt" style:font-style-asian="normal" style:font-weight-asian="normal" style:font-name-complex="Arial" style:font-size-complex="15pt" style:font-style-complex="normal" style:font-weight-complex="normal" style:text-emphasize="none" style:font-relief="none" style:text-overline-style="none" style:text-overline-color="font-color"/>
    </style:style>
    <style:style style:name="T5" style:family="text">
      <style:text-properties fo:font-variant="normal" fo:text-transform="none" fo:color="#000000" style:text-line-through-style="none" style:text-line-through-type="none" style:text-position="0% 100%" style:font-name="Arial" fo:font-size="30pt" fo:letter-spacing="normal" fo:font-style="normal" style:text-underline-style="none" fo:font-weight="normal" style:font-name-asian="Arial" style:font-size-asian="30pt" style:font-style-asian="normal" style:font-weight-asian="normal" style:font-name-complex="Arial" style:font-size-complex="30pt" style:font-style-complex="normal" style:font-weight-complex="normal"/>
    </style:style>
    <style:style style:name="T6" style:family="text">
      <style:text-properties fo:font-size="11pt"/>
    </style:style>
    <style:style style:name="T7" style:family="text">
      <style:text-properties fo:font-variant="normal" fo:text-transform="none" fo:color="#000000" style:text-outline="false" style:text-line-through-style="none" style:text-line-through-type="none" style:text-position="0% 100%" style:font-name="Arial" fo:font-size="20pt" fo:letter-spacing="normal" fo:font-style="normal" fo:text-shadow="none" style:text-underline-style="none" fo:font-weight="normal" style:letter-kerning="true" fo:background-color="transparent" style:font-name-asian="Arial"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8" style:family="text">
      <style:text-properties fo:font-variant="normal" fo:text-transform="none" fo:color="#ce181e" style:text-outline="false" style:text-line-through-style="none" style:text-line-through-type="none" style:text-position="0% 100%" style:font-name="Arial" fo:font-size="20pt" fo:letter-spacing="normal" fo:font-style="normal" fo:text-shadow="none" style:text-underline-style="none" fo:font-weight="normal" style:letter-kerning="true" fo:background-color="transparent" style:font-name-asian="Arial"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00000000A0000000A8A09D3F0F8F7F0E2.gif" xlink:type="simple" xlink:show="embed" xlink:actuate="onLoad">
        <style:list-level-properties text:space-before="0.305cm" text:min-label-width="0.889cm" style:vertical-pos="middle" style:vertical-rel="line" fo:width="0.265cm" fo:height="0.265cm"/>
      </text:list-level-style-image>
      <text:list-level-style-image text:level="2" xlink:href="Pictures/100002000000000A0000000A8A09D3F0F8F7F0E2.gif" xlink:type="simple" xlink:show="embed" xlink:actuate="onLoad">
        <style:list-level-properties text:space-before="1.5cm" text:min-label-width="0.9cm" style:vertical-pos="middle" style:vertical-rel="line" fo:width="0.265cm" fo:height="0.265cm"/>
      </text:list-level-style-image>
      <text:list-level-style-image text:level="3" xlink:href="Pictures/100002000000000A0000000A8A09D3F0F8F7F0E2.gif" xlink:type="simple" xlink:show="embed" xlink:actuate="onLoad">
        <style:list-level-properties text:space-before="2.8cm" text:min-label-width="0.8cm" style:vertical-pos="middle" style:vertical-rel="line" fo:width="0.265cm" fo:height="0.265cm"/>
      </text:list-level-style-image>
      <text:list-level-style-image text:level="4" xlink:href="Pictures/100002000000000A0000000A8A09D3F0F8F7F0E2.gif" xlink:type="simple" xlink:show="embed" xlink:actuate="onLoad">
        <style:list-level-properties text:space-before="4.2cm" text:min-label-width="0.6cm" style:vertical-pos="middle" style:vertical-rel="line" fo:width="0.265cm" fo:height="0.265cm"/>
      </text:list-level-style-image>
      <text:list-level-style-image text:level="5" xlink:href="Pictures/100002000000000A0000000A8A09D3F0F8F7F0E2.gif" xlink:type="simple" xlink:show="embed" xlink:actuate="onLoad">
        <style:list-level-properties text:space-before="5.4cm" text:min-label-width="0.6cm" style:vertical-pos="middle" style:vertical-rel="line" fo:width="0.265cm" fo:height="0.265cm"/>
      </text:list-level-style-image>
      <text:list-level-style-image text:level="6" xlink:href="Pictures/100002000000000A0000000A8A09D3F0F8F7F0E2.gif" xlink:type="simple" xlink:show="embed" xlink:actuate="onLoad">
        <style:list-level-properties text:space-before="6.6cm" text:min-label-width="0.6cm" style:vertical-pos="middle" style:vertical-rel="line" fo:width="0.265cm" fo:height="0.265cm"/>
      </text:list-level-style-image>
      <text:list-level-style-image text:level="7" xlink:href="Pictures/100002000000000A0000000A8A09D3F0F8F7F0E2.gif" xlink:type="simple" xlink:show="embed" xlink:actuate="onLoad">
        <style:list-level-properties text:space-before="7.8cm" text:min-label-width="0.6cm" style:vertical-pos="middle" style:vertical-rel="line" fo:width="0.265cm" fo:height="0.265cm"/>
      </text:list-level-style-image>
      <text:list-level-style-image text:level="8" xlink:href="Pictures/100002000000000A0000000A8A09D3F0F8F7F0E2.gif" xlink:type="simple" xlink:show="embed" xlink:actuate="onLoad">
        <style:list-level-properties text:space-before="9cm" text:min-label-width="0.6cm" style:vertical-pos="middle" style:vertical-rel="line" fo:width="0.265cm" fo:height="0.265cm"/>
      </text:list-level-style-image>
      <text:list-level-style-image text:level="9" xlink:href="Pictures/100002000000000A0000000A8A09D3F0F8F7F0E2.gif" xlink:type="simple" xlink:show="embed" xlink:actuate="onLoad">
        <style:list-level-properties text:space-before="10.2cm" text:min-label-width="0.6cm" style:vertical-pos="middle" style:vertical-rel="line" fo:width="0.265cm" fo:height="0.265cm"/>
      </text:list-level-style-image>
      <text:list-level-style-image text:level="10" xlink:href="Pictures/100002000000000A0000000A8A09D3F0F8F7F0E2.gif" xlink:type="simple" xlink:show="embed" xlink:actuate="onLoad">
        <style:list-level-properties text:space-before="11.4cm" text:min-label-width="0.6cm" style:vertical-pos="middle" style:vertical-rel="line" fo:width="0.265cm" fo:height="0.265cm"/>
      </text:list-level-style-image>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5f_AND_5f_BODY" presentation:presentation-page-layout-name="AL1T1">
        <office:forms form:automatic-focus="false" form:apply-design-mode="false"/>
        <draw:custom-shape draw:name="Google Shape;121;p27" draw:style-name="gr1" draw:text-style-name="P2" draw:layer="layout" svg:width="21.589cm" svg:height="1.997cm" svg:x="1.901cm" svg:y="6.328cm">
          <text:p text:style-name="P1"><text:span text:style-name="T1">RECUPER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2;p27" draw:style-name="gr2" draw:text-style-name="P2" draw:layer="layout" svg:width="17.779cm" svg:height="4.867cm" svg:x="3.81cm" svg:y="9.695cm">
          <text:p text:style-name="P3"><text:span text:style-name="T2"><text:line-break/></text:span><text:span text:style-name="T2"> </text:span></text:p>
          <text:p text:style-name="P1"><text:span text:style-name="T2"/></text:p>
          <text:p text:style-name="P1"><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1" draw:text-style-name="P5" draw:layer="layout" svg:width="15.687cm" svg:height="6.324cm" svg:x="8.099cm" svg:y="10.222cm" presentation:class="outline" presentation:user-transformed="true">
          <draw:text-box>
            <text:list text:style-name="L2">
              <text:list-item>
                <text:p text:style-name="P4"><text:span text:style-name="T3">Recuperi di singole lezioni (“singoli”)</text:span></text:p>
              </text:list-item>
              <text:list-item>
                <text:p text:style-name="P4"><text:span text:style-name="T3">Recupero di tutte le lezioni (“recuperone”)</text:span></text:p>
                <text:p text:style-name="P4"><text:span text:style-name="T3"/></text:p>
              </text:list-item>
            </text:list>
          </draw:text-box>
        </draw:frame>
        <presentation:notes draw:style-name="dp2">
          <draw:frame draw:name="Google Shape;118;p1:notes" presentation:style-name="pr2" draw:text-style-name="P6" draw:layer="layout" svg:width="15.239cm" svg:height="11.429cm" svg:x="1.905cm" svg:y="12.065cm" presentation:class="notes" presentation:placeholder="true" presentation:user-transformed="true">
            <draw:text-box/>
          </draw:frame>
          <draw:page-thumbnail draw:name="Google Shape;119;p1:notes" draw:style-name="gr3" draw:layer="layout" svg:width="12.7cm" svg:height="9.524cm" svg:x="3.176cm" svg:y="1.905cm" draw:page-number="1" presentation:class="page"/>
        </presentation:notes>
      </draw:page>
      <draw:page draw:name="page2" draw:style-name="dp3" draw:master-page-name="OBJECT" presentation:presentation-page-layout-name="AL2T11">
        <office:forms form:automatic-focus="false" form:apply-design-mode="false"/>
        <draw:frame draw:name="Google Shape;140;p29" presentation:style-name="pr3" draw:text-style-name="P8" draw:layer="layout" svg:width="25.209cm" svg:height="15.254cm" svg:x="0.1cm" svg:y="2.593cm" presentation:class="outline" presentation:user-transformed="true">
          <draw:text-box>
            <text:p text:style-name="P7"><text:span text:style-name="T4">Pur essendo nel piano di studi del secondo anno, abilita` informatiche offre le sei attivita` che riguardano le basi della programmazione, pensate per e rivolte agli studenti del primo anno della magistrale. La frequenza di queste attivita` NON E` da considerarsi obbligatoria al primo anno, ma e` caldamente consigliata.</text:span></text:p>
            <text:p text:style-name="P7"><text:span text:style-name="T4">+ Chi ritenesse di non avere bisogno di seguire queste attivita` (in quanto ha gia` esperienza di bash e python) e` pregato di contattare il responsabile del corso (Prof. Pierluigi Monaco), concorderemo un incontro per verificare che la persona in <text:s/>questione ha in effetti conoscenze sufficienti. In questo caso le 75 ore di lavoro, necessarie ad acquisire i 3 CFU, saranno coperte dall'esercizio assegnato da uno dei docenti al secondo anno. </text:span></text:p>
            <text:p text:style-name="P7"><text:span text:style-name="T4">+ L'assenza ad una specifica attivita` puo` essere recuperata, in questo caso contattate la Dott.ssa Bertocco, sara.bertocco@inaf.it. La richiesta e` quella di studiarsi il materiale dell'attivita` persa, e di presentare degli esercizi svolti. Questo vale anche per due/tre lezioni, ma se le assenze dovessero riguardare piu` della meta` delle lezioni, il recupero avverra` con la modalita` descritta al punto successivo.</text:span></text:p>
            <text:p text:style-name="P7"><text:span text:style-name="T4">+ Per questo primo anno, organizzeremo a marzo un incontro per recuperare in toto le sei attivita`, riservato a chi per motivi personali non e` riuscito a seguirle. Vi prego di avvisarmi per email nel caso in cui siate in queste condizioni, concorderemo la data tra gli interessati. L'invito a questo recupero collettivo viene esteso anche a chi ha perso piu` della meta` delle lezioni.</text:span></text:p>
            <text:p text:style-name="P7"><text:span text:style-name="T4">+ Gli studenti del primo anno che non frequenteranno queste attivita`, e non si premureranno di avvisare in modo da recuperare, si troveranno al secondo anno a doverle seguire per potere acquisire i crediti corrispondenti. Questa pero`, anche se lecita, NON E` una buona pratica: </text:span></text:p>
            <text:p text:style-name="P7"><text:span text:style-name="T4">i docenti del secondo semestre del primo anno potranno facilmente proporre problemi che richiedono conoscenze di bash e python.</text:span></text:p>
          </draw:text-box>
        </draw:frame>
        <draw:custom-shape draw:name="Google Shape;142;p29" draw:style-name="gr4" draw:text-style-name="P10" draw:layer="layout" svg:width="21.212cm" svg:height="2.286cm" svg:x="0cm" svg:y="0.2cm">
          <text:p text:style-name="P9"><text:span text:style-name="T5">Attività di abilità informatiche e recuper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1"><text:span text:style-name="T6">Masked arrays are arrays that may have missing or invalid entries.</text:span></text:p>
              <text:p text:style-name="P11"><text:span text:style-name="T6">A masked array is the combination of a standard numpy.ndarray and a mask. A mask is either nomask, indicating that no value of the associated array is invalid, or an array of booleans that determines for each element of the associated array whether the value is valid or not. When an element of the mask is False, the corresponding element of the associated array is valid and is said to be unmasked. When an element of the mask is True, the corresponding element of the associated array is said to be masked (invalid).</text:span></text:p>
              <text:p text:style-name="P11"><text:span text:style-name="T6">The package ensures that masked entries are not used in computations.</text:span></text:p>
              <text:p text:style-name="P11"><text:span text:style-name="T6">As an illustration, let’s consider the following dataset:</text:span></text:p>
              <text:p text:style-name="P11"><text:span text:style-name="T6">&gt;&gt;&gt;</text:span></text:p>
              <text:p text:style-name="P11"><text:span text:style-name="T6">&gt;&gt;&gt; import numpy as np</text:span></text:p>
              <text:p text:style-name="P11"><text:span text:style-name="T6">&gt;&gt;&gt; import numpy.ma as ma</text:span></text:p>
              <text:p text:style-name="P11"><text:span text:style-name="T6">&gt;&gt;&gt; x = np.array([1, 2, 3, -1, 5])</text:span></text:p>
              <text:p text:style-name="P11"><text:span text:style-name="T6"/></text:p>
              <text:p text:style-name="P11"><text:span text:style-name="T6">We wish to mark the fourth entry as invalid. The easiest is to create a masked array:</text:span></text:p>
              <text:p text:style-name="P11"><text:span text:style-name="T6">&gt;&gt;&gt;</text:span></text:p>
              <text:p text:style-name="P11"><text:span text:style-name="T6">&gt;&gt;&gt; mx = ma.masked_array(x, mask=[0, 0, 0, 1, 0])</text:span></text:p>
              <text:p text:style-name="P11"><text:span text:style-name="T6">We can now compute the mean of the dataset, without taking the invalid data into account:</text:span></text:p>
              <text:p text:style-name="P11"><text:span text:style-name="T6">&gt;&gt;&gt;</text:span></text:p>
              <text:p text:style-name="P11"><text:span text:style-name="T6">&gt;&gt;&gt; mx.mean()</text:span></text:p>
              <text:p text:style-name="P11"><text:span text:style-name="T6">2.75</text:span></text:p>
            </draw:text-box>
          </draw:frame>
        </presentation:notes>
      </draw:page>
      <draw:page draw:name="page3" draw:style-name="dp3" draw:master-page-name="OBJECT" presentation:presentation-page-layout-name="AL2T11">
        <office:forms form:automatic-focus="false" form:apply-design-mode="false"/>
        <draw:frame draw:name="Google Shape;140;p29" presentation:style-name="pr3" draw:text-style-name="P13" draw:layer="layout" svg:width="25.638cm" svg:height="15.254cm" svg:x="0cm" svg:y="2.593cm" presentation:class="outline" presentation:user-transformed="true">
          <draw:text-box>
            <text:p text:style-name="P12"><text:span text:style-name="T7">Chi ha perso uno o più seminari, ma non la totalità, può recuperare in due passi:</text:span></text:p>
            <text:p text:style-name="P12"><text:span text:style-name="T8">1. </text:span><text:span text:style-name="T7">studiando le slide dei seminari disponibili in:</text:span></text:p>
            <text:p text:style-name="P12"><text:span text:style-name="T7">https://github.com/bertocco/bash_lectures) </text:span></text:p>
            <text:p text:style-name="P12"><text:span text:style-name="T7">ed eseguendo gli esercizi proposti nelle slide</text:span></text:p>
            <text:p text:style-name="P12"><text:span text:style-name="T8">PIU`</text:span></text:p>
            <text:p text:style-name="P12"><text:span text:style-name="T8">2. </text:span><text:span text:style-name="T7">svolgendo per ciascuno dei seminari (scegliendo quello/i da recuperare) gli esercizi proposti nei file in </text:span><text:span text:style-name="T7">https://github.com/bertocco/bash_lectures/recuperi</text:span></text:p>
            <text:p text:style-name="P12"><text:span text:style-name="T7">bash_1_recupero.txt</text:span></text:p>
            <text:p text:style-name="P12"><text:span text:style-name="T7">bash_2_recupero.txt</text:span></text:p>
            <text:p text:style-name="P12"><text:span text:style-name="T7">python_1_recupero.txt</text:span></text:p>
            <text:p text:style-name="P12"><text:span text:style-name="T7">python_2_recupero.txt</text:span></text:p>
            <text:p text:style-name="P12"><text:span text:style-name="T7">python_3_recupero.txt</text:span></text:p>
            <text:p text:style-name="P12"><text:span text:style-name="T7">python_4_recupero.txt</text:span></text:p>
            <text:p text:style-name="P12"><text:span text:style-name="T7">e </text:span><text:span text:style-name="T8">mandando gli script contenenti le soluzioni, in formato testo ed eseguibili</text:span><text:span text:style-name="T7">, </text:span></text:p>
            <text:p text:style-name="P12"><text:span text:style-name="T8">entro il 20 marzo 2019</text:span><text:span text:style-name="T7"> alla docente all'e-mail:</text:span></text:p>
            <text:p text:style-name="P12"><text:span text:style-name="T8">sara.bertocco@inaf.it</text:span></text:p>
          </draw:text-box>
        </draw:frame>
        <draw:custom-shape draw:name="Google Shape;142;p29" draw:style-name="gr4" draw:text-style-name="P10" draw:layer="layout" svg:width="21.212cm" svg:height="2.286cm" svg:x="0cm" svg:y="0.1cm">
          <text:p text:style-name="P9"><text:span text:style-name="T5">Modalità recuperi singoli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name="Google Shape;137;g43a2041c0c_0_9:notes" draw:style-name="gr3" draw:layer="layout" svg:width="12.7cm" svg:height="9.524cm" svg:x="3.176cm" svg:y="1.905cm" draw:page-number="3"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1"><text:span text:style-name="T6">Masked arrays are arrays that may have missing or invalid entries.</text:span></text:p>
              <text:p text:style-name="P11"><text:span text:style-name="T6">A masked array is the combination of a standard numpy.ndarray and a mask. A mask is either nomask, indicating that no value of the associated array is invalid, or an array of booleans that determines for each element of the associated array whether the value is valid or not. When an element of the mask is False, the corresponding element of the associated array is valid and is said to be unmasked. When an element of the mask is True, the corresponding element of the associated array is said to be masked (invalid).</text:span></text:p>
              <text:p text:style-name="P11"><text:span text:style-name="T6">The package ensures that masked entries are not used in computations.</text:span></text:p>
              <text:p text:style-name="P11"><text:span text:style-name="T6">As an illustration, let’s consider the following dataset:</text:span></text:p>
              <text:p text:style-name="P11"><text:span text:style-name="T6">&gt;&gt;&gt;</text:span></text:p>
              <text:p text:style-name="P11"><text:span text:style-name="T6">&gt;&gt;&gt; import numpy as np</text:span></text:p>
              <text:p text:style-name="P11"><text:span text:style-name="T6">&gt;&gt;&gt; import numpy.ma as ma</text:span></text:p>
              <text:p text:style-name="P11"><text:span text:style-name="T6">&gt;&gt;&gt; x = np.array([1, 2, 3, -1, 5])</text:span></text:p>
              <text:p text:style-name="P11"><text:span text:style-name="T6"/></text:p>
              <text:p text:style-name="P11"><text:span text:style-name="T6">We wish to mark the fourth entry as invalid. The easiest is to create a masked array:</text:span></text:p>
              <text:p text:style-name="P11"><text:span text:style-name="T6">&gt;&gt;&gt;</text:span></text:p>
              <text:p text:style-name="P11"><text:span text:style-name="T6">&gt;&gt;&gt; mx = ma.masked_array(x, mask=[0, 0, 0, 1, 0])</text:span></text:p>
              <text:p text:style-name="P11"><text:span text:style-name="T6">We can now compute the mean of the dataset, without taking the invalid data into account:</text:span></text:p>
              <text:p text:style-name="P11"><text:span text:style-name="T6">&gt;&gt;&gt;</text:span></text:p>
              <text:p text:style-name="P11"><text:span text:style-name="T6">&gt;&gt;&gt; mx.mean()</text:span></text:p>
              <text:p text:style-name="P11"><text:span text:style-name="T6">2.75</text:span></text:p>
            </draw:text-box>
          </draw:frame>
        </presentation:notes>
      </draw:page>
      <draw:page draw:name="page4" draw:style-name="dp3" draw:master-page-name="OBJECT" presentation:presentation-page-layout-name="AL2T11">
        <office:forms form:automatic-focus="false" form:apply-design-mode="false"/>
        <draw:frame draw:name="Google Shape;140;p29" presentation:style-name="pr3" draw:text-style-name="P13" draw:layer="layout" svg:width="25.4cm" svg:height="15.254cm" svg:x="0.4cm" svg:y="2.593cm" presentation:class="outline" presentation:user-transformed="true">
          <draw:text-box>
            <text:p text:style-name="P12"><text:span text:style-name="T7">Chi perde tutti i seminari può recuperare in <text:s/>due passi:</text:span></text:p>
            <text:p text:style-name="P12"><text:span text:style-name="T8">1.</text:span><text:span text:style-name="T7"> studiando le slide dei seminari (disponibili in:</text:span></text:p>
            <text:p text:style-name="P12"><text:span text:style-name="T7">https://github.com/bertocco/bash_lectures) ed eseguendo gli esercizi proposti nelle slide</text:span></text:p>
            <text:p text:style-name="P12"><text:span text:style-name="T7"/></text:p>
            <text:p text:style-name="P12"><text:span text:style-name="T8">PIU`</text:span></text:p>
            <text:p text:style-name="P12"><text:span text:style-name="T8"/></text:p>
            <text:p text:style-name="P12"><text:span text:style-name="T8">2. </text:span><text:span text:style-name="T7">partecipando ad una </text:span><text:span text:style-name="T8">esercitazione di verifica</text:span><text:span text:style-name="T7"> che si terrà</text:span></text:p>
            <text:p text:style-name="P12"><text:span text:style-name="T8">sabato 23 marzo 2019 dalle 9:00 alle 13:00 in aula Poropat.</text:span></text:p>
            <text:p text:style-name="P12"><text:span text:style-name="T7">L'incontro consisterà in una verifica complessiva che gli studenti abbiano raggiunto l'obiettivo di riuscire a utilizzare la shell e python con un minimo di autonomia. </text:span></text:p>
            <text:p text:style-name="P12"><text:span text:style-name="T8"/></text:p>
          </draw:text-box>
        </draw:frame>
        <draw:custom-shape draw:name="Google Shape;142;p29" draw:style-name="gr4" draw:text-style-name="P10" draw:layer="layout" svg:width="21.212cm" svg:height="2.286cm" svg:x="0cm" svg:y="0.1cm">
          <text:p text:style-name="P9"><text:span text:style-name="T5">Modalità “recuperone” complessiv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name="Google Shape;137;g43a2041c0c_0_9:notes" draw:style-name="gr3" draw:layer="layout" svg:width="12.7cm" svg:height="9.524cm" svg:x="3.176cm" svg:y="1.905cm" draw:page-number="4"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11"><text:span text:style-name="T6">Masked arrays are arrays that may have missing or invalid entries.</text:span></text:p>
              <text:p text:style-name="P11"><text:span text:style-name="T6">A masked array is the combination of a standard numpy.ndarray and a mask. A mask is either nomask, indicating that no value of the associated array is invalid, or an array of booleans that determines for each element of the associated array whether the value is valid or not. When an element of the mask is False, the corresponding element of the associated array is valid and is said to be unmasked. When an element of the mask is True, the corresponding element of the associated array is said to be masked (invalid).</text:span></text:p>
              <text:p text:style-name="P11"><text:span text:style-name="T6">The package ensures that masked entries are not used in computations.</text:span></text:p>
              <text:p text:style-name="P11"><text:span text:style-name="T6">As an illustration, let’s consider the following dataset:</text:span></text:p>
              <text:p text:style-name="P11"><text:span text:style-name="T6">&gt;&gt;&gt;</text:span></text:p>
              <text:p text:style-name="P11"><text:span text:style-name="T6">&gt;&gt;&gt; import numpy as np</text:span></text:p>
              <text:p text:style-name="P11"><text:span text:style-name="T6">&gt;&gt;&gt; import numpy.ma as ma</text:span></text:p>
              <text:p text:style-name="P11"><text:span text:style-name="T6">&gt;&gt;&gt; x = np.array([1, 2, 3, -1, 5])</text:span></text:p>
              <text:p text:style-name="P11"><text:span text:style-name="T6"/></text:p>
              <text:p text:style-name="P11"><text:span text:style-name="T6">We wish to mark the fourth entry as invalid. The easiest is to create a masked array:</text:span></text:p>
              <text:p text:style-name="P11"><text:span text:style-name="T6">&gt;&gt;&gt;</text:span></text:p>
              <text:p text:style-name="P11"><text:span text:style-name="T6">&gt;&gt;&gt; mx = ma.masked_array(x, mask=[0, 0, 0, 1, 0])</text:span></text:p>
              <text:p text:style-name="P11"><text:span text:style-name="T6">We can now compute the mean of the dataset, without taking the invalid data into account:</text:span></text:p>
              <text:p text:style-name="P11"><text:span text:style-name="T6">&gt;&gt;&gt;</text:span></text:p>
              <text:p text:style-name="P11"><text:span text:style-name="T6">&gt;&gt;&gt; mx.mean()</text:span></text:p>
              <text:p text:style-name="P11"><text:span text:style-name="T6">2.75</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Arial" svg:font-family="Arial"/>
    <style:font-face style:name="Lohit Devanagari" svg:font-family="'Lohit Devanagari'"/>
    <style:font-face style:name="Liberation Mono" svg:font-family="'Liberation Mono', 'Courier New'" style:font-family-generic="modern" style:font-pitch="fixed"/>
    <style:font-face style:name="Lohit Devanagari1" svg:font-family="'Lohit Devanagari'" style:font-pitch="variable"/>
    <style:font-face style:name="Caladea" svg:font-family="Caladea"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Caladea1" svg:font-family="Caladea" style:font-family-generic="system" style:font-pitch="variable"/>
    <style:font-face style:name="Lohit Devanagari2" svg:font-family="'Lohit Devanagari'" style:font-family-generic="system" style:font-pitch="variable"/>
    <style:font-face style:name="WenQuanYi Zen Hei Sharp" svg:font-family="'WenQuanYi Zen Hei Sharp'" style:font-family-generic="system" style:font-pitch="variable"/>
  </office:font-face-decls>
  <office:styles>
    <draw:gradient draw:name="Gradient_20_2" draw:display-name="Gradient 2" draw:style="linear" draw:start-color="#808080" draw:end-color="#cbcbcb" draw:start-intensity="100%" draw:end-intensity="100%" draw:angle="0" draw:border="0%"/>
    <draw:gradient draw:name="Gradient_20_3" draw:display-name="Gradient 3" draw:style="linear" draw:start-color="#95b3d7" draw:end-color="#adc0d7" draw:start-intensity="100%" draw:end-intensity="100%" draw:angle="9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Caladea" fo:font-size="24pt" fo:language="en" fo:country="US" style:font-name-asian="Caladea1" style:font-size-asian="24pt" style:language-asian="zh" style:country-asian="CN" style:font-name-complex="Calade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1" style:font-family-asian="Caladea" style:font-family-generic-asian="system" style:font-pitch-asian="variable" style:font-size-asian="18pt" style:font-style-asian="normal" style:font-weight-asian="normal" style:font-name-complex="Caladea1"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Lohit Devanagari1" style:font-family-asian="'Lohit Devanagari'" style:font-pitch-asian="variable" style:font-size-asian="12pt" style:language-asian="hi" style:country-asian="IN"/>
    </style:style>
    <style:style style:name="Index" style:family="graphic">
      <style:paragraph-properties style:text-autospace="none"/>
      <style:text-properties style:font-name-asian="Lohit Devanagari" style:font-family-asian="'Lohit Devanagari'"/>
    </style:style>
    <style:style style:name="Caption" style:family="graphic">
      <style:paragraph-properties fo:margin-top="0.374cm" fo:margin-bottom="0.374cm" style:text-autospace="none"/>
      <style:text-properties fo:font-style="italic" style:font-name-asian="Lohit Devanagari" style:font-family-asian="'Lohit Devanagari'" style:font-size-asian="12pt" style:font-style-asian="italic" style:font-style-complex="italic"/>
    </style:style>
    <style:style style:name="List" style:family="graphic">
      <style:paragraph-properties fo:margin-top="0cm" fo:margin-bottom="0.436cm" fo:line-height="120%" style:text-autospace="none"/>
      <style:text-properties style:font-name-asian="Lohit Devanagari" style:font-family-asian="'Lohit Devanagari'"/>
    </style:style>
    <style:style style:name="Text_20_Body" style:display-name="Text Body" style:family="graphic">
      <style:paragraph-properties fo:margin-top="0cm" fo:margin-bottom="0.436cm" fo:line-height="120%" style:text-autospace="none"/>
    </style:style>
    <style:style style:name="Heading_20_1" style:display-name="Heading 1" style:family="graphic">
      <style:paragraph-properties fo:margin-top="0.746cm" fo:margin-bottom="0.374cm" style:text-autospace="none"/>
      <style:text-properties style:font-name="Liberation Serif" fo:font-family="'Liberation Serif', 'Times New Roman'" style:font-family-generic="roman" style:font-pitch="variable" fo:font-size="24pt" fo:font-weight="bold" style:font-name-asian="Lohit Devanagari1" style:font-family-asian="'Lohit Devanagari'" style:font-pitch-asian="variable" style:font-size-asian="24pt" style:font-weight-asian="bold" style:font-weight-complex="bold"/>
    </style:style>
    <style:style style:name="Heading_20_2" style:display-name="Heading 2" style:family="graphic">
      <style:paragraph-properties fo:margin-top="0.623cm" fo:margin-bottom="0.374cm" style:text-autospace="none"/>
      <style:text-properties style:font-name="Liberation Serif" fo:font-family="'Liberation Serif', 'Times New Roman'" style:font-family-generic="roman" style:font-pitch="variable" fo:font-size="18pt" fo:font-weight="bold" style:font-name-asian="Lohit Devanagari1" style:font-family-asian="'Lohit Devanagari'" style:font-pitch-asian="variable" style:font-size-asian="18pt" style:font-weight-asian="bold" style:font-weight-complex="bold"/>
    </style:style>
    <style:style style:name="Heading_20_4" style:display-name="Heading 4" style:family="graphic">
      <style:paragraph-properties fo:margin-top="0.374cm" fo:margin-bottom="0.374cm" style:text-autospace="none"/>
      <style:text-properties style:font-name="Liberation Serif" fo:font-family="'Liberation Serif', 'Times New Roman'" style:font-family-generic="roman" style:font-pitch="variable" fo:font-size="12pt" fo:font-weight="bold" style:font-name-asian="Lohit Devanagari1" style:font-family-asian="'Lohit Devanagari'" style:font-pitch-asian="variable" style:font-size-asian="12pt" style:font-weight-asian="bold" style:font-weight-complex="bold"/>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Strong_20_Emphasis" style:display-name="Strong Emphasis" style:family="graphic">
      <style:paragraph-properties style:text-autospace="none"/>
      <style:text-properties fo:font-weight="bold" style:font-weight-asian="bold" style:font-weight-complex="bold"/>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Preformatted_20_Text" style:display-name="Preformatted Text"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Teletype" style:family="graphic">
      <style:paragraph-properties style:text-autospace="none"/>
      <style:text-properties style:font-name="Liberation Mono" fo:font-family="'Liberation Mono', 'Courier New'" style:font-family-generic="modern" style:font-pitch="fixed" style:font-name-asian="Liberation Mono" style:font-family-asian="'Liberation Mono', 'Courier New'" style:font-family-generic-asian="modern" style:font-pitch-asian="fixed"/>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1" style:font-family-asian="Caladea" style:font-family-generic-asian="system" style:font-pitch-asian="variable" style:font-size-asian="18pt" style:font-style-asian="normal" style:font-weight-asian="normal" style:font-name-complex="Caladea1"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1" style:font-family-asian="Caladea" style:font-family-generic-asian="system" style:font-pitch-asian="variable" style:font-size-asian="20pt" style:font-style-asian="normal" style:font-weight-asian="normal" style:font-name-complex="Caladea1"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1" style:font-family-asian="Caladea" style:font-family-generic-asian="system" style:font-pitch-asian="variable" style:font-size-asian="20pt" style:font-style-asian="normal" style:font-weight-asian="normal" style:font-name-complex="Caladea1"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background" style:display-name="OBJECT_-background" style:family="presentation">
      <style:graphic-properties draw:stroke="none" draw:fill="solid" draw:fill-color="#ffffff"/>
      <style:text-properties style:letter-kerning="true"/>
    </style:style>
    <style:style style:name="OBJECT_5f_-backgroundobjects" style:display-name="OBJECT_-backgroundobjects" style:family="presentation">
      <style:graphic-properties draw:textarea-horizontal-align="justify" draw:shadow="hidden" draw:shadow-offset-x="0.2cm" draw:shadow-offset-y="0.2cm" draw:shadow-color="#808080"/>
      <style:text-properties style:letter-kerning="true"/>
    </style:style>
    <style:style style:name="OBJECT_5f_-notes" style:display-name="OBJEC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4pt" fo:font-style="normal" fo:text-shadow="none" style:text-underline-style="none" fo:font-weight="normal" style:letter-kerning="true" fo:background-color="transparent" style:font-name-asian="Caladea1" style:font-family-asian="Caladea" style:font-family-generic-asian="system" style:font-pitch-asian="variable" style:font-size-asian="24pt" style:font-style-asian="normal" style:font-weight-asian="normal" style:font-name-complex="Caladea1" style:font-family-complex="Calade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_5f_-outline1" style:display-name="OBJECT_-outline1" style:family="presentation">
      <style:graphic-properties draw:stroke="none" draw:fill="none" draw:auto-grow-height="false" draw:fit-to-size="shrink-to-fit" style:shrink-to-fit="true">
        <text:list-style style:name="OBJECT_5f_-outline1" style:display-name="OBJEC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outline2" style:display-name="OBJECT_-outline2" style:family="presentation" style:parent-style-name="OBJECT_5f_-outline1">
      <style:paragraph-properties fo:margin-left="0cm" fo:margin-right="0cm" fo:margin-top="0.398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outline3" style:display-name="OBJECT_-outline3" style:family="presentation" style:parent-style-name="OBJECT_5f_-outline2">
      <style:paragraph-properties fo:margin-left="0cm" fo:margin-right="0cm" fo:margin-top="0.299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outline4" style:display-name="OBJECT_-outline4" style:family="presentation" style:parent-style-name="OBJECT_5f_-outline3">
      <style:paragraph-properties fo:margin-left="0cm" fo:margin-right="0cm" fo:margin-top="0.199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outline5" style:display-name="OBJECT_-outline5" style:family="presentation" style:parent-style-name="OBJECT_5f_-outline4">
      <style:paragraph-properties fo:margin-left="0cm" fo:margin-right="0cm" fo:margin-top="0.099cm" fo:margin-bottom="0cm" fo:text-indent="0cm"/>
      <style:text-properties fo:font-size="20pt" style:font-size-asian="20pt" style:font-size-complex="20pt"/>
    </style:style>
    <style:style style:name="OBJECT_5f_-outline6" style:display-name="OBJECT_-outline6" style:family="presentation" style:parent-style-name="OBJECT_5f_-outline5">
      <style:paragraph-properties fo:margin-left="0cm" fo:margin-right="0cm" fo:margin-top="0.099cm" fo:margin-bottom="0cm" fo:text-indent="0cm"/>
      <style:text-properties fo:font-size="20pt" style:font-size-asian="20pt" style:font-size-complex="20pt"/>
    </style:style>
    <style:style style:name="OBJECT_5f_-outline7" style:display-name="OBJECT_-outline7" style:family="presentation" style:parent-style-name="OBJECT_5f_-outline6">
      <style:paragraph-properties fo:margin-left="0cm" fo:margin-right="0cm" fo:margin-top="0.099cm" fo:margin-bottom="0cm" fo:text-indent="0cm"/>
      <style:text-properties fo:font-size="20pt" style:font-size-asian="20pt" style:font-size-complex="20pt"/>
    </style:style>
    <style:style style:name="OBJECT_5f_-outline8" style:display-name="OBJECT_-outline8" style:family="presentation" style:parent-style-name="OBJECT_5f_-outline7">
      <style:paragraph-properties fo:margin-left="0cm" fo:margin-right="0cm" fo:margin-top="0.099cm" fo:margin-bottom="0cm" fo:text-indent="0cm"/>
      <style:text-properties fo:font-size="20pt" style:font-size-asian="20pt" style:font-size-complex="20pt"/>
    </style:style>
    <style:style style:name="OBJECT_5f_-outline9" style:display-name="OBJECT_-outline9" style:family="presentation" style:parent-style-name="OBJECT_5f_-outline8">
      <style:paragraph-properties fo:margin-left="0cm" fo:margin-right="0cm" fo:margin-top="0.099cm" fo:margin-bottom="0cm" fo:text-indent="0cm"/>
      <style:text-properties fo:font-size="20pt" style:font-size-asian="20pt" style:font-size-complex="20pt"/>
    </style:style>
    <style:style style:name="OBJECT_5f_-subtitle" style:display-name="OBJECT_-subtitle" style:family="presentation">
      <style:graphic-properties draw:stroke="none" draw:fill="none" draw:textarea-vertical-align="middle">
        <text:list-style style:name="OBJECT_5f_-subtitle" style:display-name="OBJEC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title" style:display-name="OBJECT_-title" style:family="presentation">
      <style:graphic-properties draw:stroke="none" draw:fill="none" draw:textarea-vertical-align="middle">
        <text:list-style style:name="OBJECT_5f_-title" style:display-name="OBJEC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gradient" draw:fill-gradient-name="Gradient_20_2"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95b3d7"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gradient" draw:fill-gradient-name="Gradient_20_3"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none" draw:textarea-vertical-align="top" draw:auto-grow-height="false" draw:fit-to-size="false" style:shrink-to-fit="false" fo:min-height="0.385cm" fo:min-width="24.901cm" fo:padding-top="0.13cm" fo:padding-bottom="0.13cm" fo:padding-left="0.25cm" fo:padding-right="0.25cm" fo:wrap-option="wrap"/>
    </style:style>
    <style:style style:name="M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8" style:family="graphic" style:parent-style-name="standard">
      <style:graphic-properties draw:stroke="none" svg:stroke-width="0cm" draw:fill="none" draw:textarea-vertical-align="top" draw:auto-grow-height="false" draw:fit-to-size="false" style:shrink-to-fit="false" fo:min-height="0.385cm" fo:min-width="7.736cm" fo:padding-top="0.13cm" fo:padding-bottom="0.13cm" fo:padding-left="0.25cm" fo:padding-right="0.25cm" fo:wrap-option="wrap"/>
    </style:style>
    <style:style style:name="M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10" style:family="graphic" style:parent-style-name="standard">
      <style:graphic-properties draw:stroke="none" svg:stroke-width="0cm" draw:fill="none" draw:textarea-vertical-align="top" draw:auto-grow-height="false" draw:fit-to-size="false" style:shrink-to-fit="false" fo:min-height="0.382cm" fo:min-width="4.653cm" fo:padding-top="0.13cm" fo:padding-bottom="0.13cm" fo:padding-left="0.25cm" fo:padding-right="0.25cm" fo:wrap-option="wrap"/>
    </style:style>
    <style:style style:name="Mgr11" style:family="graphic" style:parent-style-name="standard">
      <style:graphic-properties draw:stroke="none" svg:stroke-width="0cm" draw:fill="gradient" draw:fill-gradient-name="Gradient_20_3" draw:textarea-vertical-align="middle" draw:auto-grow-height="false" draw:fit-to-size="false" style:shrink-to-fit="false" fo:min-height="0.133cm" fo:min-width="24.892cm" fo:padding-top="0.254cm" fo:padding-bottom="0.254cm" fo:padding-left="0.254cm" fo:padding-right="0.254cm" fo:wrap-option="wrap"/>
    </style:style>
    <style:style style:name="Mpr1" style:family="presentation" style:parent-style-name="TITLE_5f_AND_5f_BODY-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style>
    <style:style style:name="Mpr2" style:family="presentation" style:parent-style-name="TITLE_5f_AND_5f_BODY-backgroundobjects">
      <style:graphic-properties draw:stroke="none" draw:fill="none" draw:fill-color="#ffffff" draw:auto-grow-height="false" fo:min-height="1.485cm"/>
    </style:style>
    <style:style style:name="Mpr3" style:family="presentation" style:parent-style-name="TITLE_5f_AND_5f_BODY-backgroundobjects">
      <style:graphic-properties draw:stroke="none" draw:fill="none" draw:fill-color="#ffffff" draw:textarea-vertical-align="bottom" draw:auto-grow-height="false" fo:min-height="1.485cm"/>
    </style:style>
    <style:style style:name="Mpr4" style:family="presentation" style:parent-style-name="OBJECT-backgroundobjects">
      <style:graphic-properties draw:fill="solid" draw:fill-color="#95b3d7" draw:textarea-vertical-align="middle" draw:auto-grow-height="false" fo:min-height="2.474cm" fo:min-width="25.4cm"/>
    </style:style>
    <style:style style:name="Mpr5" style:family="presentation" style:parent-style-name="OBJECT-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style>
    <style:style style:name="Mpr6" style:family="presentation" style:parent-style-name="OBJECT-backgroundobjects">
      <style:graphic-properties draw:stroke="none" draw:fill="none" draw:fill-color="#ffffff" draw:auto-grow-height="false" fo:min-height="1.27cm"/>
    </style:style>
    <style:style style:name="Mpr7" style:family="presentation" style:parent-style-name="OBJECT-backgroundobjects">
      <style:graphic-properties draw:stroke="none" draw:fill="none" draw:fill-color="#ffffff" draw:textarea-vertical-align="bottom" draw:auto-grow-height="false" fo:min-height="1.27cm"/>
    </style:style>
    <style:style style:name="Mpr8" style:family="presentation" style:parent-style-name="OBJECT_5f_-backgroundobjects">
      <style:graphic-properties draw:fill="solid" draw:fill-color="#95b3d7" draw:textarea-vertical-align="middle" draw:auto-grow-height="false" fo:min-height="2.474cm" fo:min-width="25.4cm"/>
    </style:style>
    <style:style style:name="Mpr9" style:family="presentation" style:parent-style-name="OBJECT_5f_-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style>
    <style:style style:name="Mpr10" style:family="presentation" style:parent-style-name="OBJECT_5f_-backgroundobjects">
      <style:graphic-properties draw:stroke="none" draw:fill="none" draw:fill-color="#ffffff" draw:auto-grow-height="false" fo:min-height="1.27cm"/>
    </style:style>
    <style:style style:name="Mpr11" style:family="presentation" style:parent-style-name="OBJECT_5f_-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gradient-name="Gradient_20_2"/>
      <style:paragraph-properties fo:text-align="start" style:font-independent-line-spacing="true"/>
      <style:text-properties fo:font-size="14pt"/>
    </style:style>
    <style:style style:name="MP6" style:family="paragraph">
      <loext:graphic-properties draw:fill="solid" draw:fill-color="#95b3d7"/>
      <style:paragraph-properties fo:text-align="start" style:font-independent-line-spacing="true"/>
      <style:text-properties fo:font-size="14pt"/>
    </style:style>
    <style:style style:name="MP7" style:family="paragraph">
      <loext:graphic-properties draw:fill="gradient" draw:fill-gradient-name="Gradient_20_3"/>
      <style:paragraph-properties fo:text-align="start" style:font-independent-line-spacing="true"/>
      <style:text-properties fo:font-size="14pt"/>
    </style:style>
    <style:style style:name="MP8"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MP9"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MP10" style:family="paragraph">
      <loext:graphic-properties draw:fill="none"/>
      <style:paragraph-properties fo:text-align="start"/>
      <style:text-properties fo:font-size="18pt"/>
    </style:style>
    <style:style style:name="MP11" style:family="paragraph">
      <loext:graphic-properties draw:fill="none"/>
      <style:paragraph-properties fo:text-align="start" style:font-independent-line-spacing="true"/>
      <style:text-properties fo:font-size="18pt"/>
    </style:style>
    <style:style style:name="MP12" style:family="paragraph">
      <loext:graphic-properties draw:fill="none"/>
    </style:style>
    <style:style style:name="MP13" style:family="paragraph">
      <loext:graphic-properties draw:fill="solid" draw:fill-color="#95b3d7"/>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5f_AND_5f_BODY" style:display-name="TITLE_AND_BODY" style:page-layout-name="PM1" draw:style-name="Mdp1">
      <office:forms form:automatic-focus="false" form:apply-design-mode="false"/>
      <draw:custom-shape draw:name="Google Shape;6;p1" draw:style-name="Mgr3" draw:text-style-name="MP5" draw:layer="backgroundobjects" svg:width="21.801cm" svg:height="2.601cm" svg:x="2.099cm" svg:y="6.363cm">
        <text:p/>
        <draw:enhanced-geometry draw:mirror-horizontal="false" draw:mirror-vertical="false" svg:viewBox="0 0 0 0" drawooo:sub-view-size="21804 2604" draw:text-areas="0 0 ?f0 ?f1" draw:type="ooxml-non-primitive" draw:enhanced-path="M 433 0 C 216 0 0 216 0 433 L 0 2169 C 0 2386 216 2603 433 2603 L 21369 2603 C 21586 2603 21803 2386 21803 2169 L 21803 433 C 21803 216 21586 0 21369 0 L 433 0 N">
          <draw:equation draw:name="f0" draw:formula="logwidth"/>
          <draw:equation draw:name="f1" draw:formula="logheight"/>
        </draw:enhanced-geometry>
      </draw:custom-shape>
      <draw:custom-shape draw:name="Google Shape;7;p1" draw:style-name="Mgr4" draw:text-style-name="MP6" draw:layer="backgroundobjects" svg:width="21.801cm" svg:height="2.601cm" svg:x="1.821cm" svg:y="6.085cm">
        <text:p/>
        <draw:enhanced-geometry draw:mirror-horizontal="false" draw:mirror-vertical="false" svg:viewBox="0 0 0 0" drawooo:sub-view-size="21804 2604" draw:text-areas="0 0 ?f0 ?f1" draw:type="ooxml-non-primitive" draw:enhanced-path="M 433 0 C 216 0 0 216 0 433 L 0 2169 C 0 2386 216 2603 433 2603 L 21369 2603 C 21586 2603 21803 2386 21803 2169 L 21803 433 C 21803 216 21586 0 21369 0 L 433 0 N">
          <draw:equation draw:name="f0" draw:formula="logwidth"/>
          <draw:equation draw:name="f1" draw:formula="logheight"/>
        </draw:enhanced-geometry>
      </draw:custom-shape>
      <draw:custom-shape draw:name="Google Shape;10;p1" draw:style-name="Mgr5" draw:text-style-name="MP7" draw:layer="backgroundobjects" svg:width="25.399cm" svg:height="0.64cm" svg:x="0cm" svg:y="18.4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p1" draw:style-name="Mgr6" draw:text-style-name="MP9" draw:layer="backgroundobjects" svg:width="25.4cm" svg:height="0.644cm" svg:x="0cm" svg:y="18.405cm">
        <text:p text:style-name="MP8"><text:span text:style-name="MT2">Recuperi abilità informatich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p1" draw:style-name="Mgr7" draw:text-style-name="MP10" draw:layer="backgroundobjects" svg:width="2.674cm" svg:height="2.674cm" svg:x="22.989cm" svg:y="-0.152cm">
        <draw:image xlink:href="Pictures/10000201000009C4000009C41F186068C7C37A7C.png" xlink:type="simple" xlink:show="embed" xlink:actuate="onLoad">
          <text:p/>
        </draw:image>
      </draw:frame>
      <draw:frame draw:name="Google Shape;17;p2" presentation:style-name="Mpr1" draw:text-style-name="MP11" draw:layer="backgroundobjects" svg:width="25.399cm" svg:height="2.286cm" svg:x="0cm" svg:y="-0.001cm" presentation:class="title" presentation:user-transformed="true">
        <draw:text-box>
          <text:p/>
        </draw:text-box>
      </draw:frame>
      <draw:frame presentation:style-name="TITLE_5f_AND_5f_BODY-outline1" draw:layer="backgroundobjects" svg:width="22.859cm" svg:height="11.048cm" svg:x="1.27cm" svg:y="4.457cm" presentation:class="outline" presentation:placeholder="true">
        <draw:text-box/>
      </draw:frame>
      <draw:custom-shape draw:name="Google Shape;14;p1" draw:style-name="Mgr8" draw:text-style-name="MP9" draw:layer="backgroundobjects" svg:width="8.235cm" svg:height="0.644cm" svg:x="3.044cm" svg:y="18.8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9" draw:text-style-name="MP12" draw:layer="backgroundobjects" svg:width="2cm" svg:height="2cm" svg:x="21.215cm" svg:y="0.134cm">
        <draw:image xlink:href="Pictures/10000201000001A4000001A48330C44903AA7970.png" xlink:type="simple" xlink:show="embed" xlink:actuate="onLoad">
          <text:p/>
        </draw:image>
      </draw:frame>
      <presentation:notes style:page-layout-name="PM2">
        <draw:page-thumbnail presentation:style-name="TITLE_5f_AND_5f_BODY-title" draw:layer="backgroundobjects" svg:width="14.848cm" svg:height="11.136cm" svg:x="3.075cm" svg:y="2.257cm" presentation:class="page"/>
        <draw:frame presentation:style-name="TITLE_5f_AND_5f_BODY-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BJECT" style:page-layout-name="PM1" draw:style-name="Mdp1">
      <office:forms form:automatic-focus="false" form:apply-design-mode="false"/>
      <draw:custom-shape presentation:style-name="Mpr4" draw:text-style-name="MP13" draw:layer="backgroundobjects" svg:width="25.4cm" svg:height="2.474cm" svg:x="0cm" svg:y="0cm">
        <text:p/>
        <draw:enhanced-geometry svg:viewBox="0 0 21600 21600" draw:type="rectangle" draw:enhanced-path="M 0 0 L 21600 0 21600 21600 0 21600 0 0 Z N"/>
      </draw:custom-shape>
      <draw:custom-shape draw:name="Google Shape;63;p14" draw:style-name="Mgr5" draw:text-style-name="MP7" draw:layer="backgroundobjects" svg:width="25.399cm" svg:height="0.64cm" svg:x="0cm" svg:y="18.4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p14" draw:style-name="Mgr6" draw:text-style-name="MP9" draw:layer="backgroundobjects" svg:width="25.4cm" svg:height="0.644cm" svg:x="0cm" svg:y="18.405cm">
        <text:p text:style-name="MP8"><text:span text:style-name="MT2">Recuperi</text:span><text:span text:style-name="MT2"> abilità informatich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2;p15" presentation:style-name="Mpr5" draw:text-style-name="MP11" draw:layer="backgroundobjects" svg:width="25.399cm" svg:height="2.286cm" svg:x="0cm" svg:y="-0.001cm" presentation:class="title" presentation:user-transformed="true">
        <draw:text-box>
          <text:p/>
        </draw:text-box>
      </draw:frame>
      <draw:frame draw:name="Google Shape;73;p15" presentation:style-name="OBJECT-outline1" draw:layer="backgroundobjects" svg:width="23.621cm" svg:height="14.223cm" svg:x="1.016cm" svg:y="3.302cm" presentation:class="outline" presentation:placeholder="true" presentation:user-transformed="true">
        <draw:text-box/>
      </draw:frame>
      <draw:custom-shape draw:name="Google Shape;12;p1" draw:style-name="Mgr10" draw:text-style-name="MP9" draw:layer="backgroundobjects" svg:width="5.152cm" svg:height="0.641cm" svg:x="20.247cm" svg:y="18.425cm">
        <text:p text:style-name="MP8"><text:span text:style-name="MT2"><text:page-number>&lt;number&gt;</text:page-number></text:span><text:span text:style-name="MT2">/</text:span><text:span text:style-name="MT2"><text:page-count>4</text:page-cou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9" draw:text-style-name="MP12" draw:layer="backgroundobjects" svg:width="2cm" svg:height="2cm" svg:x="21.215cm" svg:y="0.134cm">
        <draw:image xlink:href="Pictures/10000201000001A4000001A48330C44903AA7970.png" xlink:type="simple" xlink:show="embed" xlink:actuate="onLoad">
          <text:p/>
        </draw:image>
      </draw:frame>
      <draw:frame draw:name="Google Shape;70;p14" draw:style-name="Mgr7" draw:text-style-name="MP10" draw:layer="backgroundobjects" svg:width="2.856cm" svg:height="2.856cm" svg:x="22.901cm" svg:y="-0.229cm">
        <draw:image xlink:href="Pictures/10000201000009C4000009C41F186068C7C37A7C.png" xlink:type="simple" xlink:show="embed" xlink:actuate="onLoad">
          <text:p/>
        </draw:image>
      </draw:frame>
      <presentation:notes style:page-layout-name="PM2">
        <office:forms form:automatic-focus="false" form:apply-design-mode="false"/>
        <draw:page-thumbnail presentation:style-name="OBJECT-title" draw:layer="backgroundobjects" svg:width="12.699cm" svg:height="9.524cm" svg:x="3.175cm" svg:y="1.93cm" presentation:class="page"/>
        <draw:frame presentation:style-name="OBJECT-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OBJECT_5f_" style:display-name="OBJECT_" style:page-layout-name="PM1" draw:style-name="Mdp1">
      <office:forms form:automatic-focus="false" form:apply-design-mode="false"/>
      <draw:custom-shape presentation:style-name="Mpr8" draw:text-style-name="MP13" draw:layer="backgroundobjects" svg:width="25.4cm" svg:height="2.474cm" svg:x="0.001cm" svg:y="0.001cm">
        <text:p/>
        <draw:enhanced-geometry svg:viewBox="0 0 21600 21600" draw:type="rectangle" draw:enhanced-path="M 0 0 L 21600 0 21600 21600 0 21600 0 0 Z N"/>
      </draw:custom-shape>
      <draw:custom-shape draw:name="Google Shape;63;p14" draw:style-name="Mgr11" draw:text-style-name="MP7" draw:layer="backgroundobjects" svg:width="25.399cm" svg:height="0.64cm" svg:x="0.001cm" svg:y="18.4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p14" draw:style-name="Mgr6" draw:text-style-name="MP9" draw:layer="backgroundobjects" svg:width="25.4cm" svg:height="0.644cm" svg:x="0cm" svg:y="18.404cm">
        <text:p text:style-name="MP8"><text:span text:style-name="MT2">Recuperi</text:span><text:span text:style-name="MT2"> abilità informatich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2;p15" presentation:style-name="Mpr9" draw:text-style-name="MP11" draw:layer="backgroundobjects" svg:width="25.399cm" svg:height="2.286cm" svg:x="0cm" svg:y="0cm" presentation:class="title" presentation:user-transformed="true">
        <draw:text-box>
          <text:p/>
        </draw:text-box>
      </draw:frame>
      <draw:frame draw:name="Google Shape;73;p15" presentation:style-name="OBJECT_5f_-outline1" draw:layer="backgroundobjects" svg:width="23.621cm" svg:height="14.223cm" svg:x="1.016cm" svg:y="3.302cm" presentation:class="outline" presentation:placeholder="true" presentation:user-transformed="true">
        <draw:text-box/>
      </draw:frame>
      <draw:custom-shape draw:name="Google Shape;12;p1" draw:style-name="Mgr10" draw:text-style-name="MP9" draw:layer="backgroundobjects" svg:width="5.152cm" svg:height="0.641cm" svg:x="20.246cm" svg:y="18.424cm">
        <text:p text:style-name="MP8"><text:span text:style-name="MT2"><text:page-number>&lt;number&gt;</text:page-number></text:span><text:span text:style-name="MT2">/</text:span><text:span text:style-name="MT2"><text:page-count>4</text:page-cou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9" draw:text-style-name="MP12" draw:layer="backgroundobjects" svg:width="2cm" svg:height="2cm" svg:x="21.214cm" svg:y="0.133cm">
        <draw:image xlink:href="Pictures/10000201000001A4000001A48330C44903AA7970.png" xlink:type="simple" xlink:show="embed" xlink:actuate="onLoad">
          <text:p/>
        </draw:image>
      </draw:frame>
      <draw:frame draw:name="Google Shape;70;p14" draw:style-name="Mgr7" draw:text-style-name="MP10" draw:layer="backgroundobjects" svg:width="2.856cm" svg:height="2.856cm" svg:x="22.9cm" svg:y="-0.228cm">
        <draw:image xlink:href="Pictures/10000201000009C4000009C41F186068C7C37A7C.png" xlink:type="simple" xlink:show="embed" xlink:actuate="onLoad">
          <text:p/>
        </draw:image>
      </draw:frame>
      <presentation:notes style:page-layout-name="PM2">
        <draw:page-thumbnail presentation:style-name="OBJECT_5f_-title" draw:layer="backgroundobjects" svg:width="12.699cm" svg:height="9.524cm" svg:x="3.174cm" svg:y="1.93cm" presentation:class="page"/>
        <draw:frame presentation:style-name="OBJECT_5f_-notes" draw:layer="backgroundobjects" svg:width="15.239cm" svg:height="11.429cm" svg:x="1.905cm" svg:y="12.064cm" presentation:class="notes" presentation:placeholder="true">
          <draw:text-box/>
        </draw:frame>
        <draw:frame presentation:style-name="Mpr10" draw:text-style-name="MP2" draw:layer="backgroundobjects" svg:width="8.266cm" svg:height="1.269cm" svg:x="0cm" svg:y="0cm" presentation:class="header">
          <draw:text-box>
            <text:p text:style-name="MP1"><text:span text:style-name="MT1"><presentation:header/></text:span></text:p>
          </draw:text-box>
        </draw:frame>
        <draw:frame presentation:style-name="Mpr10" draw:text-style-name="MP4" draw:layer="backgroundobjects" svg:width="8.266cm" svg:height="1.269cm" svg:x="10.782cm" svg:y="0cm" presentation:class="date-time">
          <draw:text-box>
            <text:p text:style-name="MP3"><text:span text:style-name="MT1"><presentation:date-time/></text:span></text:p>
          </draw:text-box>
        </draw:frame>
        <draw:frame presentation:style-name="Mpr11" draw:text-style-name="MP2" draw:layer="backgroundobjects" svg:width="8.266cm" svg:height="1.269cm" svg:x="0cm" svg:y="24.13cm" presentation:class="footer">
          <draw:text-box>
            <text:p text:style-name="MP1"><text:span text:style-name="MT1"><presentation:footer/></text:span></text:p>
          </draw:text-box>
        </draw:frame>
        <draw:frame presentation:style-name="Mpr11" draw:text-style-name="MP4" draw:layer="backgroundobjects" svg:width="8.266cm" svg:height="1.269cm" svg:x="10.782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4.3.2$Linux_X86_64 LibreOffice_project/92a7159f7e4af62137622921e809f8546db437e5</meta:generator>
    <dc:date>2019-02-22T12:34:35.625793489</dc:date>
    <meta:editing-duration>P2DT22H20M26S</meta:editing-duration>
    <meta:editing-cycles>434</meta:editing-cycles>
    <meta:document-statistic meta:object-count="70"/>
  </office:meta>
</office:document-meta>
</file>